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0c2c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T1" style:family="text">
      <style:text-properties fo:color="#3465a4"/>
    </style:style>
    <style:style style:name="T2" style:family="text">
      <style:text-properties fo:color="#ff0000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1">藍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E1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2">紅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<text:span text:style-name="T3">飛龍</text:span><text:span text:style-name="T4">紅色</text:span>平頭油性筆 N861-B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M Scotch 開箱剪刀 SS-U-N7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*[.E14]"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 孔轉 2 孔插頭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6.5" calcext:value-type="float">
            <text:p>26.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5]*[.E15]" office:value-type="float" office:value="53" calcext:value-type="float">
            <text:p>53</text:p>
          </table:table-cell>
          <table:table-cell/>
        </table:table-row>
        <table:table-row table:style-name="ro4" table:number-rows-repeated="9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2728" calcext:value-type="float">
            <text:p>2728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4-11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驅塵氏金剛戰神拖把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妙管家玻璃清潔劑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日式吸盤 3 入 ST-3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]*[.E4]" office:value-type="float" office:value="50" calcext:value-type="float">
            <text:p>50</text:p>
          </table:table-cell>
          <table:table-cell/>
        </table:table-row>
        <table:table-row table:style-name="ro4" table:number-rows-repeated="20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993" calcext:value-type="float">
            <text:p>993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5-02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13:26:08.613348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1T19:08:09.414070381</meta:creation-date>
    <dc:date>2025-02-27T13:27:05.261693449</dc:date>
    <meta:editing-duration>PT38M38S</meta:editing-duration>
    <meta:editing-cycles>9</meta:editing-cycles>
    <meta:generator>LibreOffice/25.2.0.3$Linux_X86_64 LibreOffice_project/520$Build-3</meta:generator>
    <meta:document-statistic meta:table-count="3" meta:cell-count="133" meta:object-count="0"/>
  </office:meta>
</office:document-meta>
</file>